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svg:stroke-width="0.001cm" svg:stroke-color="#add6e7" draw:fill="none" draw:fill-color="#ffffff" fo:padding-top="-0.049cm" fo:padding-bottom="-0.049cm" fo:padding-left="-0.049cm" fo:padding-right="-0.049cm"/>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076086"/>
    </style:style>
    <style:style style:name="gr5" style:family="graphic" style:parent-style-name="standard">
      <style:graphic-properties draw:stroke="none" svg:stroke-width="0.001cm" draw:fill-color="#1f1a17"/>
    </style:style>
    <style:style style:name="gr6" style:family="graphic" style:parent-style-name="standard">
      <style:graphic-properties draw:stroke="none" svg:stroke-width="0cm" draw:fill-color="#1f1a17"/>
    </style:style>
    <style:style style:name="gr7" style:family="graphic" style:parent-style-name="standard">
      <style:graphic-properties draw:stroke="none" svg:stroke-width="0cm" draw:fill-color="#ffffff"/>
    </style:style>
    <style:style style:name="gr8" style:family="graphic" style:parent-style-name="standard">
      <style:graphic-properties svg:stroke-width="0.015cm" svg:stroke-color="#00688f" draw:fill="none" draw:fill-color="#ffffff" fo:padding-top="-0.042cm" fo:padding-bottom="-0.042cm" fo:padding-left="-0.042cm" fo:padding-right="-0.042cm"/>
    </style:style>
    <style:style style:name="gr9" style:family="graphic" style:parent-style-name="standard">
      <style:graphic-properties draw:stroke="none" svg:stroke-width="0.015cm" draw:fill-color="#ffffff"/>
    </style:style>
  </office:automatic-styles>
  <office:body>
    <office:drawing>
      <draw:page draw:name="page1" draw:style-name="dp1" draw:master-page-name="Default">
        <draw:g>
          <draw:glue-point draw:id="4" svg:x="-4.274cm" svg:y="-5cm"/>
          <draw:glue-point draw:id="5" svg:x="5cm" svg:y="-5cm"/>
          <draw:glue-point draw:id="6" svg:x="0.364cm" svg:y="-5cm"/>
          <draw:glue-point draw:id="7" svg:x="-4.999cm" svg:y="5cm"/>
          <draw:glue-point draw:id="8" svg:x="4.273cm" svg:y="5cm"/>
          <draw:glue-point draw:id="9" svg:x="-0.362cm" svg:y="5cm"/>
          <draw:glue-point draw:id="10" svg:x="-5cm" svg:y="-3.883cm"/>
          <draw:glue-point draw:id="11" svg:x="-5cm" svg:y="0.558cm"/>
          <draw:glue-point draw:id="12" svg:x="5cm" svg:y="3.848cm"/>
          <draw:glue-point draw:id="13" svg:x="5cm" svg:y="-0.576cm"/>
          <draw:glue-point draw:id="14" svg:x="0cm" svg:y="-0.005cm"/>
          <draw:polygon draw:style-name="gr1" draw:layer="layout" svg:width="2.817cm" svg:height="1.771cm" svg:x="0cm" svg:y="0.229cm" svg:viewBox="0 0 2818 1772" draw:points="2818,1772 0,1772 0,0 2818,0">
            <text:p/>
          </draw:polygon>
          <draw:polygon draw:style-name="gr2" draw:layer="layout" svg:width="2.817cm" svg:height="1.771cm" svg:x="0cm" svg:y="0.229cm" svg:viewBox="0 0 2818 1772" draw:points="2818,1772 0,1772 0,0 2818,0">
            <text:p/>
          </draw:polygon>
          <draw:polygon draw:style-name="gr3" draw:layer="layout" svg:width="3.039cm" svg:height="0.223cm" svg:x="0cm" svg:y="0cm" svg:viewBox="0 0 3040 224" draw:points="220,0 3040,0 2818,224 0,224">
            <text:p/>
          </draw:polygon>
          <draw:path draw:style-name="gr2" draw:layer="layout" svg:width="3.038cm" svg:height="0.223cm" svg:x="0cm" svg:y="0cm" svg:viewBox="0 0 3039 224" svg:d="m220 0h2819zm0 1-221 223h-2818l220-224zm0 0z">
            <text:p/>
          </draw:path>
          <draw:polygon draw:style-name="gr4" draw:layer="layout" svg:width="0.22cm" svg:height="1.994cm" svg:x="2.817cm" svg:y="0cm" svg:viewBox="0 0 221 1995" draw:points="221,1770 0,1995 0,223 221,0">
            <text:p/>
          </draw:polygon>
          <draw:polygon draw:style-name="gr2" draw:layer="layout" svg:width="0.22cm" svg:height="1.994cm" svg:x="2.817cm" svg:y="0cm" svg:viewBox="0 0 221 1995" draw:points="221,1770 0,1995 0,223 221,0">
            <text:p/>
          </draw:polygon>
          <draw:polygon draw:style-name="gr5" draw:layer="layout" svg:width="0.659cm" svg:height="0.328cm" svg:x="0.097cm" svg:y="1cm" svg:viewBox="0 0 660 329" draw:points="419,205 0,205 0,120 416,120 416,0 660,160 419,329">
            <text:p/>
          </draw:polygon>
          <draw:polygon draw:style-name="gr6" draw:layer="layout" svg:width="0.661cm" svg:height="0.329cm" svg:x="2.069cm" svg:y="0.998cm" svg:viewBox="0 0 662 330" draw:points="241,123 661,123 662,209 245,209 243,330 0,168 241,0">
            <text:p/>
          </draw:polygon>
          <draw:polygon draw:style-name="gr7" draw:layer="layout" svg:width="0.911cm" svg:height="0.405cm" svg:x="0.913cm" svg:y="1.27cm" svg:viewBox="0 0 912 406" draw:points="352,148 553,0 517,0 483,0 451,0 420,0 392,0 364,1 338,2 312,2 289,3 265,4 241,6 218,6 195,8 172,10 148,11 124,13 113,47 104,79 94,108 88,134 79,158 73,181 67,203 62,223 55,243 49,261 47,271 43,281 39,290 37,300 33,309 28,319 25,329 20,340 15,351 10,361 5,373 0,385 154,293 169,303 183,313 197,322 212,331 228,340 242,348 257,355 273,361 288,368 303,373 319,379 334,383 350,388 366,392 382,395 397,399 413,401 430,402 445,404 461,405 477,406 493,406 508,405 524,403 540,401 555,399 570,397 585,393 601,390 616,385 631,381 645,375 649,373 652,371 655,368 659,366 912,181 896,191 881,202 864,211 848,219 832,227 815,234 797,240 780,246 763,250 745,254 727,257 709,260 690,261 672,262 654,262 635,261 617,260 599,258 580,255 562,251 543,247 525,242 507,236 489,229 471,221 453,213 436,204 418,194 401,184 385,172 368,161">
            <text:p/>
          </draw:polygon>
          <draw:polygon draw:style-name="gr8" draw:layer="layout" svg:width="0.911cm" svg:height="0.405cm" svg:x="0.913cm" svg:y="1.27cm" svg:viewBox="0 0 912 406" draw:points="352,148 553,0 517,0 483,0 451,0 420,0 392,0 364,1 338,2 312,2 289,3 265,4 241,6 218,6 195,8 172,10 148,11 124,13 113,47 104,79 94,108 88,134 79,158 73,181 67,203 62,223 55,243 49,261 47,271 43,281 39,290 37,300 33,309 28,319 25,329 20,340 15,351 10,361 5,373 0,385 154,293 169,303 183,313 197,322 212,331 228,340 242,348 257,355 273,361 288,368 303,373 319,379 334,383 350,388 366,392 382,395 397,399 413,401 430,402 445,404 461,405 477,406 493,406 508,405 524,403 540,401 555,399 570,397 585,393 601,390 616,385 631,381 645,375 649,373 652,371 655,368 659,366 912,181 896,191 881,202 864,211 848,219 832,227 815,234 797,240 780,246 763,250 745,254 727,257 709,260 690,261 672,262 654,262 635,261 617,260 599,258 580,255 562,251 543,247 525,242 507,236 489,229 471,221 453,213 436,204 418,194 401,184 385,172 368,161">
            <text:p/>
          </draw:polygon>
          <draw:polygon draw:style-name="gr9" draw:layer="layout" svg:width="0.434cm" svg:height="0.719cm" svg:x="0.81cm" svg:y="0.617cm" svg:viewBox="0 0 435 720" draw:points="279,538 274,523 269,507 265,492 262,475 260,460 257,445 255,428 254,412 253,397 253,381 253,365 253,350 255,334 256,318 257,303 260,287 263,272 267,256 271,242 275,226 280,211 285,197 291,183 298,169 304,155 312,141 320,127 328,113 336,100 346,87 356,75 366,63 374,54 382,46 390,37 399,29 408,21 417,13 425,6 435,0 182,185 173,191 163,199 154,207 146,215 137,222 130,231 121,239 113,249 103,261 93,273 84,286 76,299 67,312 59,325 52,339 45,353 39,367 33,381 27,396 23,410 18,425 14,440 11,455 8,470 5,485 4,501 2,517 0,532 0,547 0,563 0,579 1,594 2,610 4,626 6,641 9,657 12,673 16,688 20,704 24,720">
            <text:p/>
          </draw:polygon>
          <draw:polygon draw:style-name="gr8" draw:layer="layout" svg:width="0.434cm" svg:height="0.719cm" svg:x="0.81cm" svg:y="0.617cm" svg:viewBox="0 0 435 720" draw:points="279,538 274,523 269,507 265,492 262,475 260,460 257,445 255,428 254,412 253,397 253,381 253,365 253,350 255,334 256,318 257,303 260,287 263,272 267,256 271,242 275,226 280,211 285,197 291,183 298,169 304,155 312,141 320,127 328,113 336,100 346,87 356,75 366,63 374,54 382,46 390,37 399,29 408,21 417,13 425,6 435,0 182,185 173,191 163,199 154,207 146,215 137,222 130,231 121,239 113,249 103,261 93,273 84,286 76,299 67,312 59,325 52,339 45,353 39,367 33,381 27,396 23,410 18,425 14,440 11,455 8,470 5,485 4,501 2,517 0,532 0,547 0,563 0,579 1,594 2,610 4,626 6,641 9,657 12,673 16,688 20,704 24,720">
            <text:p/>
          </draw:polygon>
          <draw:polygon draw:style-name="gr9" draw:layer="layout" svg:width="0.722cm" svg:height="0.326cm" svg:x="0.992cm" svg:y="0.521cm" svg:viewBox="0 0 723 327" draw:points="593,91 584,87 575,84 565,81 556,78 546,76 536,73 527,70 517,69 507,67 497,65 489,63 479,62 469,60 459,60 449,59 440,58 430,57 420,57 411,57 401,57 391,57 381,58 372,59 362,60 353,60 343,62 333,63 324,65 315,67 305,69 296,70 286,73 282,76 278,78 273,81 269,84 265,87 260,90 255,93 252,96 0,281 11,274 21,267 33,260 44,253 56,247 68,241 80,235 92,231 104,226 117,222 129,218 142,214 155,211 168,208 180,207 193,204 206,203 220,202 232,201 246,200 259,201 272,201 285,202 298,203 311,205 326,207 338,209 351,212 364,215 378,219 391,223 404,227 265,327 694,317 723,0">
            <text:p/>
          </draw:polygon>
          <draw:polygon draw:style-name="gr8" draw:layer="layout" svg:width="0.722cm" svg:height="0.326cm" svg:x="0.992cm" svg:y="0.521cm" svg:viewBox="0 0 723 327" draw:points="593,91 584,87 575,84 565,81 556,78 546,76 536,73 527,70 517,69 507,67 497,65 489,63 479,62 469,60 459,60 449,59 440,58 430,57 420,57 411,57 401,57 391,57 381,58 372,59 362,60 353,60 343,62 333,63 324,65 315,67 305,69 296,70 286,73 282,76 278,78 273,81 269,84 265,87 260,90 255,93 252,96 0,281 11,274 21,267 33,260 44,253 56,247 68,241 80,235 92,231 104,226 117,222 129,218 142,214 155,211 168,208 180,207 193,204 206,203 220,202 232,201 246,200 259,201 272,201 285,202 298,203 311,205 326,207 338,209 351,212 364,215 378,219 391,223 404,227 265,327 694,317 723,0">
            <text:p/>
          </draw:polygon>
          <draw:polygon draw:style-name="gr9" draw:layer="layout" svg:width="0.431cm" svg:height="0.899cm" svg:x="1.573cm" svg:y="0.737cm" svg:viewBox="0 0 432 900" draw:points="334,0 349,24 362,48 374,72 385,97 394,120 403,144 409,168 415,191 420,216 425,238 428,262 430,284 432,307 432,329 432,350 430,372 428,393 425,414 421,434 417,454 413,474 407,492 400,511 393,529 386,546 378,563 370,579 360,595 351,610 341,624 331,638 321,651 313,660 304,669 296,677 288,685 279,692 270,701 261,708 252,715 0,900 8,893 18,886 26,878 35,871 44,862 52,854 60,846 68,837 86,813 104,790 118,767 132,745 143,721 152,698 161,676 168,654 173,631 178,609 180,586 183,564 183,543 183,521 182,499 180,478 178,458 174,437 170,417 165,397 160,377 155,357 148,338 142,319 136,301 129,282 122,265 115,248 102,215 89,184">
            <text:p/>
          </draw:polygon>
          <draw:polygon draw:style-name="gr8" draw:layer="layout" svg:width="0.431cm" svg:height="0.899cm" svg:x="1.573cm" svg:y="0.737cm" svg:viewBox="0 0 432 900" draw:points="334,0 349,24 362,48 374,72 385,97 394,120 403,144 409,168 415,191 420,216 425,238 428,262 430,284 432,307 432,329 432,350 430,372 428,393 425,414 421,434 417,454 413,474 407,492 400,511 393,529 386,546 378,563 370,579 360,595 351,610 341,624 331,638 321,651 313,660 304,669 296,677 288,685 279,692 270,701 261,708 252,715 0,900 8,893 18,886 26,878 35,871 44,862 52,854 60,846 68,837 86,813 104,790 118,767 132,745 143,721 152,698 161,676 168,654 173,631 178,609 180,586 183,564 183,543 183,521 182,499 180,478 178,458 174,437 170,417 165,397 160,377 155,357 148,338 142,319 136,301 129,282 122,265 115,248 102,215 89,184">
            <text:p/>
          </draw:polygon>
          <draw:polygon draw:style-name="gr9" draw:layer="layout" svg:width="0.659cm" svg:height="0.328cm" svg:x="0.088cm" svg:y="0.992cm" svg:viewBox="0 0 660 329" draw:points="419,205 0,205 0,119 416,120 416,0 660,160 419,329">
            <text:p/>
          </draw:polygon>
          <draw:polygon draw:style-name="gr7" draw:layer="layout" svg:width="0.659cm" svg:height="0.329cm" svg:x="2.06cm" svg:y="0.989cm" svg:viewBox="0 0 660 330" draw:points="240,123 660,123 660,209 243,208 243,330 0,168 241,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ontent Transformation Engine (CTE)</dc:title>
    <meta:creation-date>2011-02-07T16:40:00</meta:creation-date>
    <meta:editing-duration>P0D</meta:editing-duration>
    <meta:editing-cycles>1</meta:editing-cycles>
    <meta:document-statistic meta:object-count="19"/>
    <meta:generator>OpenOffice.org/3.3$Linux OpenOffice.org_project/330m20$Build-9567</meta:generator>
  </office:meta>
</office:document-meta>
</file>